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ctionForward.setActionOutput15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getReturnForm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Count(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tionOutpu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4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9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isNest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isEx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getActionOutpu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Output.get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Output.ActionOutput( String name , String type , boolean is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ActionForward.setActionOutput13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( int n , String concatenatedV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FlowActionForward.setActionOutput11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5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getReturnFor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Outpu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RelativeTo( String relative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getRelativ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6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2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8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2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HasExplicitRedirectValue( boolean hasExplicitRedirec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getActionOutpu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6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9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isReturnTo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8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hasExplicitRedir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NestedReturn( boolean nested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3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ReturnFormType( String returnFo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7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0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Count( Stri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ReturnFormMember( String returnForm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RestoreQueryString( boolean restore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4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ReturnToAction( boolean returnTo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0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isReturnTo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ActionOutput17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ExternalRedirect( boolean external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isRestore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Forward.setReturnToPage( boolean returnTo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